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7.2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officeooo:paragraph-rsid="0010f80c"/>
    </style:style>
    <style:style style:name="P2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3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110e07"/>
    </style:style>
    <style:style style:name="P4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10f80c" style:font-weight-asian="bold"/>
    </style:style>
    <style:style style:name="P5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110e07" style:font-weight-asian="bold"/>
    </style:style>
    <style:style style:name="P6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officeooo:paragraph-rsid="00110e07"/>
    </style:style>
    <style:style style:name="P7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" fo:font-weight="bold" officeooo:paragraph-rsid="0016a76b" style:font-weight-asian="bold"/>
    </style:style>
    <style:style style:name="P8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style:font-name="Century Gothic" fo:font-size="14pt" fo:font-weight="bold" officeooo:rsid="0016a76b" officeooo:paragraph-rsid="0016a76b" style:font-size-asian="14pt" style:font-weight-asian="bold"/>
    </style:style>
    <style:style style:name="P9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style:font-name="Century Gothic" fo:font-weight="normal" officeooo:rsid="002cfeca" officeooo:paragraph-rsid="00110e07" style:font-weight-asian="normal"/>
    </style:style>
    <style:style style:name="P10" style:family="paragraph" style:parent-style-name="Standard">
      <style:paragraph-properties>
        <style:tab-stops>
          <style:tab-stop style:position="2.6146in"/>
        </style:tab-stops>
      </style:paragraph-properties>
      <style:text-properties fo:color="#ce181e" officeooo:paragraph-rsid="0010f80c"/>
    </style:style>
    <style:style style:name="P11" style:family="paragraph" style:parent-style-name="Standard">
      <style:paragraph-properties>
        <style:tab-stops>
          <style:tab-stop style:position="2.6146in"/>
        </style:tab-stops>
      </style:paragraph-properties>
      <style:text-properties officeooo:paragraph-rsid="0016a76b"/>
    </style:style>
    <style:style style:name="P12" style:family="paragraph" style:parent-style-name="Standard">
      <style:paragraph-properties>
        <style:tab-stops>
          <style:tab-stop style:position="2.6146in"/>
        </style:tab-stops>
      </style:paragraph-properties>
      <style:text-properties fo:font-size="12pt" officeooo:rsid="0025cda1" officeooo:paragraph-rsid="0010f80c" style:font-size-asian="10.5pt" style:font-size-complex="12pt"/>
    </style:style>
    <style:style style:name="P13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fo:color="#ce181e" style:font-name="Century Gothic" fo:font-size="14pt" fo:font-weight="bold" officeooo:rsid="0016a76b" officeooo:paragraph-rsid="0016a76b" style:font-size-asian="14pt" style:font-weight-asian="bold"/>
    </style:style>
    <style:style style:name="P14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1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104dff" officeooo:paragraph-rsid="0010f80c"/>
    </style:style>
    <style:style style:name="P16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font-name="Century Gothic" officeooo:rsid="0015f166" officeooo:paragraph-rsid="0010f80c"/>
    </style:style>
    <style:style style:name="P17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ce28" officeooo:paragraph-rsid="0010f80c"/>
    </style:style>
    <style:style style:name="P18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ce28" officeooo:paragraph-rsid="00110e07"/>
    </style:style>
    <style:style style:name="P1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2bce28" officeooo:paragraph-rsid="0016a76b"/>
    </style:style>
    <style:style style:name="P20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ed13b" officeooo:paragraph-rsid="0010f80c" style:font-weight-asian="normal" style:font-weight-complex="normal"/>
    </style:style>
    <style:style style:name="P21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0f80c" style:font-weight-asian="normal" style:font-weight-complex="normal"/>
    </style:style>
    <style:style style:name="P2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2b587" style:font-weight-asian="normal" style:font-weight-complex="normal"/>
    </style:style>
    <style:style style:name="P23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10e07" style:font-weight-asian="normal" style:font-weight-complex="normal"/>
    </style:style>
    <style:style style:name="P24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2cfeca" officeooo:paragraph-rsid="0016a76b" style:font-weight-asian="normal" style:font-weight-complex="normal"/>
    </style:style>
    <style:style style:name="P25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fo:font-weight="normal" officeooo:rsid="0013ef10" officeooo:paragraph-rsid="0013ef10" style:font-weight-asian="normal" style:font-weight-complex="normal"/>
    </style:style>
    <style:style style:name="P2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font-name="Century Gothic" officeooo:rsid="0012baaa" officeooo:paragraph-rsid="00110e07"/>
    </style:style>
    <style:style style:name="P2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font-name="Century Gothic" officeooo:rsid="0012baaa" officeooo:paragraph-rsid="0013347e"/>
    </style:style>
    <style:style style:name="P2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font-name="Century Gothic" officeooo:rsid="0012b587" officeooo:paragraph-rsid="0012b587"/>
    </style:style>
    <style:style style:name="P2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officeooo:rsid="0012b587" officeooo:paragraph-rsid="0016a76b"/>
    </style:style>
    <style:style style:name="P3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font-name="Century Gothic" officeooo:rsid="0013347e" officeooo:paragraph-rsid="0013347e"/>
    </style:style>
    <style:style style:name="P31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style:text-underline-style="none" fo:font-weight="normal" officeooo:rsid="002cfeca" officeooo:paragraph-rsid="00110e07" style:font-weight-asian="normal" style:font-weight-complex="normal"/>
    </style:style>
    <style:style style:name="P32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style:text-underline-style="none" fo:font-weight="normal" officeooo:rsid="0022376a" officeooo:paragraph-rsid="0022376a" style:font-weight-asian="normal" style:font-weight-complex="normal"/>
    </style:style>
    <style:style style:name="P33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style:font-name="Century Gothic" style:text-underline-style="none" fo:font-weight="normal" officeooo:rsid="0023fa65" officeooo:paragraph-rsid="0023fa65" style:font-weight-asian="normal" style:font-weight-complex="normal"/>
    </style:style>
    <style:style style:name="P34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officeooo:paragraph-rsid="0010f80c"/>
    </style:style>
    <style:style style:name="P35" style:family="paragraph" style:parent-style-name="List_20_Paragraph" style:list-style-name="WWNum20">
      <style:paragraph-properties>
        <style:tab-stops>
          <style:tab-stop style:position="2.6146in"/>
        </style:tab-stops>
      </style:paragraph-properties>
      <style:text-properties style:use-window-font-color="true" style:font-name="Century Gothic" officeooo:rsid="00111e99" officeooo:paragraph-rsid="0010f80c"/>
    </style:style>
    <style:style style:name="P3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officeooo:rsid="0012baaa" officeooo:paragraph-rsid="0010f80c"/>
    </style:style>
    <style:style style:name="P3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44e00" officeooo:paragraph-rsid="0010f80c" style:font-weight-asian="normal" style:font-weight-complex="normal"/>
    </style:style>
    <style:style style:name="P3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44e00" officeooo:paragraph-rsid="00110e07" style:font-weight-asian="normal" style:font-weight-complex="normal"/>
    </style:style>
    <style:style style:name="P39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c31b0" officeooo:paragraph-rsid="0010f80c" style:font-weight-asian="normal" style:font-weight-complex="normal"/>
    </style:style>
    <style:style style:name="P4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c31b0" officeooo:paragraph-rsid="00110e07" style:font-weight-asian="normal" style:font-weight-complex="normal"/>
    </style:style>
    <style:style style:name="P41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c31b0" officeooo:paragraph-rsid="0016a76b" style:font-weight-asian="normal" style:font-weight-complex="normal"/>
    </style:style>
    <style:style style:name="P42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0f80c" style:font-weight-asian="normal" style:font-weight-complex="normal"/>
    </style:style>
    <style:style style:name="P4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10e07" style:font-weight-asian="normal" style:font-weight-complex="normal"/>
    </style:style>
    <style:style style:name="P44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6bced" officeooo:paragraph-rsid="001f06b5" style:font-weight-asian="normal" style:font-weight-complex="normal"/>
    </style:style>
    <style:style style:name="P4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0f80c" style:font-weight-asian="normal" style:font-weight-complex="normal"/>
    </style:style>
    <style:style style:name="P4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10e07" style:font-weight-asian="normal" style:font-weight-complex="normal"/>
    </style:style>
    <style:style style:name="P4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6a76b" style:font-weight-asian="normal" style:font-weight-complex="normal"/>
    </style:style>
    <style:style style:name="P4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78761" officeooo:paragraph-rsid="001f06b5" style:font-weight-asian="normal" style:font-weight-complex="normal"/>
    </style:style>
    <style:style style:name="P49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e026f" officeooo:paragraph-rsid="0010f80c" style:font-weight-asian="normal" style:font-weight-complex="normal"/>
    </style:style>
    <style:style style:name="P5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e026f" officeooo:paragraph-rsid="00110e07" style:font-weight-asian="normal" style:font-weight-complex="normal"/>
    </style:style>
    <style:style style:name="P51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e026f" officeooo:paragraph-rsid="0016a76b" style:font-weight-asian="normal" style:font-weight-complex="normal"/>
    </style:style>
    <style:style style:name="P52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5d8b" officeooo:paragraph-rsid="0010f80c" style:font-weight-asian="normal" style:font-weight-complex="normal"/>
    </style:style>
    <style:style style:name="P5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5d8b" officeooo:paragraph-rsid="00110e07" style:font-weight-asian="normal" style:font-weight-complex="normal"/>
    </style:style>
    <style:style style:name="P54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5d8b" officeooo:paragraph-rsid="0016a76b" style:font-weight-asian="normal" style:font-weight-complex="normal"/>
    </style:style>
    <style:style style:name="P5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6b8f" officeooo:paragraph-rsid="0010f80c" style:font-weight-asian="normal" style:font-weight-complex="normal"/>
    </style:style>
    <style:style style:name="P56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6b8f" officeooo:paragraph-rsid="00110e07" style:font-weight-asian="normal" style:font-weight-complex="normal"/>
    </style:style>
    <style:style style:name="P57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1f6b8f" officeooo:paragraph-rsid="0016a76b" style:font-weight-asian="normal" style:font-weight-complex="normal"/>
    </style:style>
    <style:style style:name="P58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1b981" officeooo:paragraph-rsid="0010f80c" style:font-weight-asian="normal" style:font-weight-complex="normal"/>
    </style:style>
    <style:style style:name="P59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1b981" officeooo:paragraph-rsid="00110e07" style:font-weight-asian="normal" style:font-weight-complex="normal"/>
    </style:style>
    <style:style style:name="P60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1b981" officeooo:paragraph-rsid="0016a76b" style:font-weight-asian="normal" style:font-weight-complex="normal"/>
    </style:style>
    <style:style style:name="P61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08ecf" officeooo:paragraph-rsid="00110e07" style:font-weight-asian="normal" style:font-weight-complex="normal"/>
    </style:style>
    <style:style style:name="P62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08ecf" officeooo:paragraph-rsid="0016a76b" style:font-weight-asian="normal" style:font-weight-complex="normal"/>
    </style:style>
    <style:style style:name="P63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4dcfe" officeooo:paragraph-rsid="0010f80c" style:font-weight-asian="normal" style:font-weight-complex="normal"/>
    </style:style>
    <style:style style:name="P64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4dcfe" officeooo:paragraph-rsid="00110e07" style:font-weight-asian="normal" style:font-weight-complex="normal"/>
    </style:style>
    <style:style style:name="P65" style:family="paragraph" style:parent-style-name="List_20_Paragraph" style:list-style-name="WWNum20">
      <style:paragraph-properties>
        <style:tab-stops>
          <style:tab-stop style:position="-0.2555in"/>
        </style:tab-stops>
      </style:paragraph-properties>
      <style:text-properties style:use-window-font-color="true" style:font-name="Century Gothic" fo:font-weight="normal" officeooo:rsid="0024dcfe" officeooo:paragraph-rsid="0016a76b" style:font-weight-asian="normal" style:font-weight-complex="normal"/>
    </style:style>
    <style:style style:name="P66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104dff" officeooo:paragraph-rsid="0010f80c"/>
    </style:style>
    <style:style style:name="P67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bce28" officeooo:paragraph-rsid="0010f80c"/>
    </style:style>
    <style:style style:name="P68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bce28" officeooo:paragraph-rsid="00110e07"/>
    </style:style>
    <style:style style:name="P69" style:family="paragraph" style:parent-style-name="List_20_Paragraph" style:list-style-name="WWNum21">
      <style:paragraph-properties>
        <style:tab-stops>
          <style:tab-stop style:position="2.6146in"/>
        </style:tab-stops>
      </style:paragraph-properties>
      <style:text-properties officeooo:rsid="002bce28" officeooo:paragraph-rsid="0016a76b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4pt" fo:font-weight="bold" style:font-size-asian="14pt" style:font-weight-asian="bold"/>
    </style:style>
    <style:style style:name="T3" style:family="text">
      <style:text-properties style:font-name="Century Gothic" fo:font-size="14pt" fo:font-weight="bold" officeooo:rsid="00104dff" style:font-size-asian="14pt" style:font-weight-asian="bold"/>
    </style:style>
    <style:style style:name="T4" style:family="text">
      <style:text-properties style:font-name="Century Gothic" fo:font-size="14pt" fo:font-weight="bold" officeooo:rsid="001ac526" style:font-size-asian="14pt" style:font-weight-asian="bold"/>
    </style:style>
    <style:style style:name="T5" style:family="text">
      <style:text-properties style:font-name="Century Gothic" fo:font-weight="bold" style:font-weight-asian="bold"/>
    </style:style>
    <style:style style:name="T6" style:family="text">
      <style:text-properties style:font-name="Century Gothic" fo:font-weight="bold" officeooo:rsid="001ac526" style:font-weight-asian="bold"/>
    </style:style>
    <style:style style:name="T7" style:family="text">
      <style:text-properties style:font-name="Century Gothic" fo:font-weight="normal" officeooo:rsid="00104dff" style:font-weight-asian="normal" style:font-weight-complex="normal"/>
    </style:style>
    <style:style style:name="T8" style:family="text">
      <style:text-properties style:font-name="Century Gothic" fo:font-weight="normal" officeooo:rsid="00110e07" style:font-weight-asian="normal" style:font-weight-complex="normal"/>
    </style:style>
    <style:style style:name="T9" style:family="text">
      <style:text-properties style:font-name="Century Gothic" fo:font-weight="normal" officeooo:rsid="001f06b5" style:font-weight-asian="normal" style:font-weight-complex="normal"/>
    </style:style>
    <style:style style:name="T10" style:family="text">
      <style:text-properties style:font-name="Century Gothic" officeooo:rsid="00104dff"/>
    </style:style>
    <style:style style:name="T11" style:family="text">
      <style:text-properties style:font-name="Century Gothic" officeooo:rsid="0015f166"/>
    </style:style>
    <style:style style:name="T12" style:family="text">
      <style:text-properties style:font-name="Century Gothic" officeooo:rsid="00208ecf"/>
    </style:style>
    <style:style style:name="T13" style:family="text">
      <style:text-properties style:font-name="Century Gothic" officeooo:rsid="001ac526"/>
    </style:style>
    <style:style style:name="T14" style:family="text">
      <style:text-properties style:font-name="Century Gothic" officeooo:rsid="002bce28"/>
    </style:style>
    <style:style style:name="T15" style:family="text">
      <style:text-properties style:font-name="Century Gothic" officeooo:rsid="001c31b0"/>
    </style:style>
    <style:style style:name="T16" style:family="text">
      <style:text-properties officeooo:rsid="0015f166"/>
    </style:style>
    <style:style style:name="T17" style:family="text">
      <style:text-properties officeooo:rsid="0016bced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Century Gothic" officeooo:rsid="0011668c"/>
    </style:style>
    <style:style style:name="T20" style:family="text">
      <style:text-properties style:use-window-font-color="true" style:font-name="Century Gothic" officeooo:rsid="001ac526"/>
    </style:style>
    <style:style style:name="T21" style:family="text">
      <style:text-properties style:use-window-font-color="true" style:font-name="Century Gothic" officeooo:rsid="0015f166"/>
    </style:style>
    <style:style style:name="T22" style:family="text">
      <style:text-properties style:use-window-font-color="true" officeooo:rsid="00144e00"/>
    </style:style>
    <style:style style:name="T23" style:family="text">
      <style:text-properties style:use-window-font-color="true" officeooo:rsid="00110e07"/>
    </style:style>
    <style:style style:name="T24" style:family="text">
      <style:text-properties style:use-window-font-color="true" officeooo:rsid="0013347e"/>
    </style:style>
    <style:style style:name="T25" style:family="text">
      <style:text-properties officeooo:rsid="0011668c"/>
    </style:style>
    <style:style style:name="T26" style:family="text">
      <style:text-properties officeooo:rsid="001ac526"/>
    </style:style>
    <style:style style:name="T27" style:family="text">
      <style:text-properties officeooo:rsid="0028a15c"/>
    </style:style>
    <style:style style:name="T28" style:family="text">
      <style:text-properties officeooo:rsid="00144e00"/>
    </style:style>
    <style:style style:name="T29" style:family="text">
      <style:text-properties officeooo:rsid="0029464b"/>
    </style:style>
    <style:style style:name="T30" style:family="text">
      <style:text-properties officeooo:rsid="001c31b0"/>
    </style:style>
    <style:style style:name="T31" style:family="text">
      <style:text-properties officeooo:rsid="00178761"/>
    </style:style>
    <style:style style:name="T32" style:family="text">
      <style:text-properties officeooo:rsid="001e026f"/>
    </style:style>
    <style:style style:name="T33" style:family="text">
      <style:text-properties officeooo:rsid="001964c5"/>
    </style:style>
    <style:style style:name="T34" style:family="text">
      <style:text-properties officeooo:rsid="001f5d8b"/>
    </style:style>
    <style:style style:name="T35" style:family="text">
      <style:text-properties style:text-underline-style="none" officeooo:rsid="002bce28"/>
    </style:style>
    <style:style style:name="T36" style:family="text">
      <style:text-properties officeooo:rsid="001f6b8f"/>
    </style:style>
    <style:style style:name="T37" style:family="text">
      <style:text-properties officeooo:rsid="00208ecf"/>
    </style:style>
    <style:style style:name="T38" style:family="text">
      <style:text-properties officeooo:rsid="00217314"/>
    </style:style>
    <style:style style:name="T39" style:family="text">
      <style:text-properties officeooo:rsid="002bce28"/>
    </style:style>
    <style:style style:name="T40" style:family="text">
      <style:text-properties officeooo:rsid="0024dcfe"/>
    </style:style>
    <style:style style:name="T41" style:family="text">
      <style:text-properties officeooo:rsid="0023a1fa"/>
    </style:style>
    <style:style style:name="T42" style:family="text">
      <style:text-properties officeooo:rsid="002cfeca"/>
    </style:style>
    <style:style style:name="T43" style:family="text">
      <style:text-properties officeooo:rsid="0012b587"/>
    </style:style>
    <style:style style:name="T44" style:family="text">
      <style:text-properties fo:font-size="14pt" fo:font-weight="bold" officeooo:rsid="0012b587" style:font-size-asian="14pt" style:font-weight-asian="bold"/>
    </style:style>
    <style:style style:name="T45" style:family="text">
      <style:text-properties fo:font-size="14pt" fo:font-weight="bold" officeooo:rsid="001ac526" style:font-size-asian="14pt" style:font-weight-asian="bold" style:font-weight-complex="normal"/>
    </style:style>
    <style:style style:name="T46" style:family="text">
      <style:text-properties officeooo:rsid="0013347e"/>
    </style:style>
    <style:style style:name="T47" style:family="text">
      <style:text-properties officeooo:rsid="0013ef10"/>
    </style:style>
    <style:style style:name="T48" style:family="text">
      <style:text-properties officeooo:rsid="001575b5"/>
    </style:style>
    <style:style style:name="T49" style:family="text">
      <style:text-properties fo:font-weight="bold" style:font-weight-asian="bold"/>
    </style:style>
    <style:style style:name="T50" style:family="text">
      <style:text-properties officeooo:rsid="0016a76b"/>
    </style:style>
    <style:style style:name="T51" style:family="text">
      <style:text-properties officeooo:rsid="001f06b5"/>
    </style:style>
    <style:style style:name="T52" style:family="text">
      <style:text-properties officeooo:rsid="0022376a"/>
    </style:style>
    <style:style style:name="T53" style:family="text">
      <style:text-properties officeooo:rsid="0023fa65"/>
    </style:style>
    <style:style style:name="T54" style:family="text">
      <style:text-properties officeooo:rsid="0025cd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C_</text:span><text:span text:style-name="T3">C</text:span><text:span text:style-name="T4">PG</text:span></text:p>
      <text:p text:style-name="P1"><text:span text:style-name="T4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5">NAME: </text:span><text:span text:style-name="T7">CreazionePersonaggio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5">ACTORS: </text:span><text:span text:style-name="T7">U</text:span><text:span text:style-name="T10">tenteGiocatore</text:span></text:p>
          </table:table-cell>
        </table:table-row>
        <table:table-row table:style-name="Table2.1">
          <table:table-cell table:style-name="Table2.A1" office:value-type="string">
            <text:p text:style-name="P4">FLOW OF EVENTS: </text:p>
            <text:list xml:id="list1756585437" text:style-name="WWNum20">
              <text:list-item>
                <text:p text:style-name="P14">UtenteGiocatore clicca su "CreaPG" in corrispondenza della storia a cui partecipa.</text:p>
              </text:list-item>
              <text:list-item>
                <text:p text:style-name="P14">Il sistema indirizza UtenteGiocatore alla pagina di creazione personaggio<text:span text:style-name="T16">, nella quale è presente un form contenente i campi per le generalità del personaggio.</text:span></text:p>
              </text:list-item>
              <text:list-item>
                <text:p text:style-name="P16">UtenteGiocatore compila i campi con nome, cognome, nazionalità<text:span text:style-name="T17">, età</text:span> e sesso del personaggio.</text:p>
              </text:list-item>
              <text:list-item>
                <text:p text:style-name="P16">Una volta compilati tutti i campi, clicca sul pulsante "Avanti" e li sottomette al sistema.</text:p>
              </text:list-item>
              <text:list-item>
                <text:p text:style-name="P16">Sine Charta valuta che i campi siano stati riempiti correttamente.</text:p>
              </text:list-item>
              <text:list-item>
                <text:p text:style-name="P34"><text:span text:style-name="T11">I dati vengono accettati</text:span><text:span text:style-name="T12"> </text:span><text:span text:style-name="T11">dal sistema.</text:span></text:p>
              </text:list-item>
              <text:list-item>
                <text:p text:style-name="P34"><text:span text:style-name="T10">Sine Charta</text:span><text:span text:style-name="T13"> </text:span><text:span text:style-name="T10">mostra </text:span><text:span text:style-name="T19">una schermata contenente il mazzo degli Arcani Maggiori</text:span><text:span text:style-name="T20"> e un testo che invita UtenteGiocatore a cliccarlo</text:span><text:span text:style-name="T21">.</text:span></text:p>
              </text:list-item>
              <text:list-item>
                <text:p text:style-name="P35">UtenteGiocatore <text:span text:style-name="T25">clicca sul mazzo ed estrae tre carte, che rimangono coperte.</text:span></text:p>
              </text:list-item>
              <text:list-item>
                <text:p text:style-name="P36">UtenteGiocatore clicca su una d<text:span text:style-name="T26">elle carte appena estratte</text:span>.</text:p>
              </text:list-item>
              <text:list-item>
                <text:p text:style-name="P36">l<text:span text:style-name="T27">l</text:span> sistema mostra il tarocco cliccato da UtenteGiocatore e due pulsanti: uno di conferma e uno di rifiuto.<text:span text:style-name="T16"> Di fianco è presente anche una breve descrizione del tarocco mostrato, se scelto come tarocco dominante.</text:span></text:p>
              </text:list-item>
              <text:list-item>
                <text:p text:style-name="P36">Utente<text:span text:style-name="T28">Giocatore clicca sul pulsante di conferma del tarocco dominante.</text:span></text:p>
              </text:list-item>
              <text:list-item>
                <text:p text:style-name="P37">Il sistema <text:span text:style-name="T29">mostra la schermata di estrazione delle caratteristiche. La schermata contiene il mazzo dei tarocchi e quattro caselle in cui sono disegnati i quattro semi delle carte da poker e sotto ognuna di queste c'è un pulsante per estrarre una nuova carta. È presente un testo che invita UtenteGiocatore a cliccare sul mazzo.</text:span></text:p>
              </text:list-item>
              <text:list-item>
                <text:p text:style-name="P39">UtenteGiocatore clicca sul mazzo dei tarocchi.</text:p>
              </text:list-item>
              <text:list-item>
                <text:p text:style-name="P42"><text:span text:style-name="T26">Il sistema estrae e mostra </text:span>quattro carte<text:span text:style-name="T30"> e posiziona la prima sulla casella dei Cuori, la seconda sui Quadri, la terza sui Fiori e l'ultima sulle Picche.</text:span></text:p>
              </text:list-item>
              <text:list-item>
                <text:p text:style-name="P44">In base al tarocco estratto e al seme<text:span text:style-name="T30"> ad esso</text:span> associato, <text:span text:style-name="T30">il sistema </text:span>mostra un <text:span text:style-name="T31">punteggio</text:span> compreso tra 8 e 24 a<text:span text:style-name="T30">ccanto</text:span> ad ogni carta.<text:span text:style-name="T31"> viene mostrato adesso un pulsante di conferma.</text:span></text:p>
              </text:list-item>
              <text:list-item>
                <text:p text:style-name="P48">UtenteGiocatore conferma tutte e quattro le carte estratte<text:span text:style-name="T30"> premendo il pulsante</text:span>.</text:p>
              </text:list-item>
              <text:list-item>
                <text:p text:style-name="P39">Il sistema<text:span text:style-name="T31"> mostra una pagina che contiene una tabella in cui sono presenti le 16 caratteristiche, raggruppate per seme. Come intestazione ad ogni gruppo vi è il punteggio determinato dall'estrazione precedentemente eseguita.</text:span></text:p>
              </text:list-item>
              <text:list-item>
                <text:p text:style-name="P45">UtenteGiocatore <text:span text:style-name="T32">distribuisce i punteggi ottenuti fra tutte le caratteristiche</text:span>.</text:p>
              </text:list-item>
              <text:list-item>
                <text:p text:style-name="P45">Una volta terminato, UtenteGiocatore clicca su "Conferma"<text:span text:style-name="T33">. </text:span></text:p>
              </text:list-item>
              <text:list-item>
                <text:p text:style-name="P49">Il sistema <text:span text:style-name="T34">mostra</text:span><text:span text:style-name="T35"> la schermata di scelta dei pregi e dei difetti.</text:span></text:p>
              </text:list-item>
              <text:list-item>
                <text:p text:style-name="P52">UtenteGiocatore <text:span text:style-name="T36">seleziona fino a 5 pregi e difetti.</text:span></text:p>
              </text:list-item>
              <text:list-item>
                <text:p text:style-name="P55">Il sistema aggiorna il numero di punti abilità disponibili in base alla <text:soft-page-break/>selezione dell'utente.</text:p>
              </text:list-item>
              <text:list-item>
                <text:p text:style-name="P55">UtenteGiocatore clicca su "Conferma".</text:p>
              </text:list-item>
              <text:list-item>
                <text:p text:style-name="P55">Il sistema<text:span text:style-name="T37">, in funzione dei pregi, difetti e tarocco dominante aggiorna le caratteristiche del personaggio di UtenteGiocatore.</text:span></text:p>
              </text:list-item>
              <text:list-item>
                <text:p text:style-name="P58">Il sistema aggiorna il punteggio di Vitalità e di Risoluzione<text:span text:style-name="T54">.</text:span></text:p>
              </text:list-item>
              <text:list-item>
                <text:p text:style-name="P52">Il sistema mostra<text:span text:style-name="T38"> </text:span><text:span text:style-name="T35">la schermata di selezione della professione e delle ablilità.</text:span></text:p>
              </text:list-item>
              <text:list-item>
                <text:p text:style-name="P58">UtenteGiocatore seleziona una professione.</text:p>
              </text:list-item>
              <text:list-item>
                <text:p text:style-name="P58">Il sistema aggiorna il totale dei punti abilità<text:span text:style-name="T39"> in base alle caratteristiche involte</text:span>.</text:p>
              </text:list-item>
              <text:list-item>
                <text:p text:style-name="P58">Il sistema aggiunge le abilità relative alla professione scelta<text:span text:style-name="T40"> e al tarocco dominante</text:span> alla lista delle competenze del personaggio<text:span text:style-name="T39">.</text:span></text:p>
              </text:list-item>
              <text:list-item>
                <text:p text:style-name="P58">UtenteGiocatore sceglie <text:span text:style-name="T41">le abilità e distribuisce i punti abilità rispettando i limiti imposti dal sistema.</text:span></text:p>
              </text:list-item>
              <text:list-item>
                <text:p text:style-name="P63">UtenteGiocatore clicca su "Co<text:span text:style-name="T39">mpleta</text:span>".</text:p>
              </text:list-item>
              <text:list-item>
                <text:p text:style-name="P63">Il sistema salva le preferenze di UtenteGiocatore.</text:p>
              </text:list-item>
              <text:list-item>
                <text:p text:style-name="P63">Il sistema indirizza UtenteGiocatore alla schermata di riepilogo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NTRY CONDITION: </text:p>
            <text:list xml:id="list2687842328" text:style-name="WWNum21">
              <text:list-item>
                <text:p text:style-name="P15">UtenteGiocatore si trova nella sua area personale<text:span text:style-name="T39">.</text:span></text:p>
              </text:list-item>
              <text:list-item>
                <text:p text:style-name="P66"><text:span text:style-name="T1">UtenteGiocatore partecipa ad una storia nella quale non ha nessun personaggio</text:span><text:span text:style-name="T14">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XIT CONDITION:</text:p>
            <text:list xml:id="list173624328174196" text:continue-numbering="true" text:style-name="WWNum21">
              <text:list-item>
                <text:p text:style-name="P67"><text:span text:style-name="T15">U</text:span><text:span text:style-name="T1">tenteGiocatore ha creato il suo personaggio per la storia considerata.</text:span></text:p>
              </text:list-item>
              <text:list-item>
                <text:p text:style-name="P17">Il sistema memorizza tutti i dati del personaggio.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4">EX<text:span text:style-name="T42">CEPTIONAL</text:span> CONDITION:</text:p>
            <text:list xml:id="list173624004968540" text:continue-numbering="true" text:style-name="WWNum21">
              <text:list-item>
                <text:p text:style-name="P20">Al punto 5, il sistema rifiuta i campi che non sono ben formati<text:span text:style-name="T52">.</text:span></text:p>
              </text:list-item>
              <text:list-item>
                <text:p text:style-name="P32">Se al punto 11 UtenteGiocatore clicca sul pulsante di rifiuto, il sistema estrae un nuovo tarocco che può essere scelto come tarocco dominante.</text:p>
              </text:list-item>
              <text:list-item>
                <text:p text:style-name="P32">Se al punto 11 UtenteGiocatore rifiiuta due volte di seguito il tarocco estratto, il sistema ne estrae un terzo e obbliga UtenteGiocatore a sceglierlo<text:span text:style-name="T54"> come tarocco dominante.</text:span></text:p>
              </text:list-item>
              <text:list-item>
                <text:p text:style-name="P32">Se al punto 16 UtenteGiocatore clicca sul pulsante di rifiuto<text:span text:style-name="T53"> di uno dei tarocchi estratti</text:span>, il sistema<text:span text:style-name="T53"> ne</text:span> estrae un<text:span text:style-name="T53">o</text:span> nuovo <text:span text:style-name="T53">in corrispondenza di quel pulsante.</text:span></text:p>
              </text:list-item>
              <text:list-item>
                <text:p text:style-name="P33">Se al punto 16 UtenteGiocatore clicca sul pulsante di rifiuto per due volte di seguito in corrispondenza dello stesso <text:span text:style-name="T54">tarocco, il sistema ne estrae un terzo ed obbliga UtenteGiocatore a sceglierne il valore per le caratteristiche del seme associato.</text:span></text:p>
              </text:list-item>
              <text:list-item>
                <text:p text:style-name="P21">Se al punto 18 UtenteGiocatore assegna 2 punti ad una caratteristica, il sistema impedisce di diminuirne ulteriormente il valore.</text:p>
              </text:list-item>
              <text:list-item>
                <text:p text:style-name="P21">Se al punto 18 UtenteGiocatore assegna 6 punti ad una caratteristica, il sistema impedisce di aumentarne ulteriormente il valore.</text:p>
              </text:list-item>
            </text:list>
          </table:table-cell>
        </table:table-row>
      </table:table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weight="normal" style:font-weight-asian="normal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text:style-name="ListLabel_20_5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1" meta:image-count="0" meta:object-count="0" meta:page-count="2" meta:paragraph-count="51" meta:word-count="744" meta:character-count="4763" meta:non-whitespace-character-count="4111"/>
  </office:meta>
</office:document-meta>
</file>